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text:a xlink:type="simple" xlink:href="http://msprogrammer.serviciipeweb.ro/" office:name=""><text:span text:style-name="Definition">http://msprogrammer.serviciipeweb.ro/</text:span></text:a> .</text:p>
      <text:p text:style-name="Text_20_body">Andrei Ignat has &gt;20 year programming experience. He started from VB3 , passed via plain old ASP and a former C# Microsoft Most Valuable Professional (MVP). He is also a consultant, author, speaker,www.adces.ro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technical-box"/>Technical Box<text:bookmark-end text:name="technical-box"/></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6-24T10:08:15Z</meta:creation-date>
    <dc:date>2020-06-24T10:08:15Z</dc:date>
  </office:meta>
</office:document-meta>
</file>